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197cm"/>
    </style:style>
    <style:style style:name="co3" style:family="table-column">
      <style:table-column-properties fo:break-before="auto" style:column-width="9.825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5.156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8.631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6" office:value-type="string" calcext:value-type="string">
            <text:p>한글 제목</text:p>
          </table:table-cell>
          <table:table-cell table:style-name="ce6" office:value-type="string" calcext:value-type="string">
            <text:p>영어 제목</text:p>
          </table:table-cell>
          <table:table-cell table:style-name="ce6" office:value-type="string" calcext:value-type="string">
            <text:p>링크</text:p>
          </table:table-cell>
          <table:table-cell table:style-name="ce6" office:value-type="string" calcext:value-type="string">
            <text:p>출시년도</text:p>
          </table:table-cell>
          <table:table-cell table:style-name="ce6" office:value-type="string" calcext:value-type="string">
            <text:p>장르</text:p>
          </table:table-cell>
          <table:table-cell table:style-name="ce6" office:value-type="string" calcext:value-type="string">
            <text:p>개발사</text:p>
          </table:table-cell>
          <table:table-cell table:style-name="ce6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/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_/" xlink:type="simple">https://store.steampowered.com/app/699710/_/</text:a></text:p>
          </table:table-cell>
          <table:table-cell table:style-name="ce24"/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One Day : The Sun Disappeared</text:p>
          </table:table-cell>
          <table:table-cell table:style-name="ce2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emo Sof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50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34:list.C36" table:on-update-keep-styles="true" table:on-update-keep-size="false"/>
        <table:database-range table:name="__Anonymous_Sheet_DB__0" table:target-range-address="list.B2:list.H5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6">0000/00/00</text:date>, <text:time style:data-style-name="N2" text:time-value="21:15:48.41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6T21:24:36.153000000</dc:date>
    <meta:editing-duration>PT7H22M19S</meta:editing-duration>
    <meta:editing-cycles>139</meta:editing-cycles>
    <meta:document-statistic meta:table-count="1" meta:cell-count="414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sheet.getCellByPosition( 6, i ).String _
				&amp;	" | " &amp; sheet.getCellByPosition( 7, i ).String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숫자, 영어 제목" &amp; Chr( 10 ) )
			sort_field(0).Field = 2
			sort_field(1).Field = 1
			sort_description(0).Value = sort_field()
			range4sort.Sort( sort_description() )
		ExportList( sheet, active_area.h, 2, 1, pf )
		
		
		MsgBox( "Success"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